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7cm" draw:marker-start-width="0.42cm" draw:marker-end-width="0.42cm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84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94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83cm"/>
    </style:style>
    <style:style style:name="gr12" style:family="graphic" style:parent-style-name="standard">
      <style:graphic-properties svg:stroke-width="0.12cm" svg:stroke-color="#800000" draw:marker-start-width="0.48cm" draw:marker-end="Arrow" draw:marker-end-width="0.48cm" draw:textarea-horizontal-align="center" draw:textarea-vertical-align="middle" fo:padding-top="0.185cm" fo:padding-bottom="0.185cm" fo:padding-left="0.31cm" fo:padding-right="0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94cm"/>
    </style:style>
    <style:style style:name="gr15" style:family="graphic" style:parent-style-name="objectwithoutfill">
      <style:graphic-properties svg:stroke-width="0.09cm" draw:marker-start-width="0.46cm" draw:marker-end-width="0.46cm" draw:fill="none" draw:textarea-horizontal-align="center" draw:textarea-vertical-align="middle" fo:padding-top="0.17cm" fo:padding-bottom="0.17cm" fo:padding-left="0.295cm" fo:padding-right="0.295cm"/>
    </style:style>
    <style:style style:name="gr16" style:family="graphic" style:parent-style-name="standard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2cm" draw:marker-start-width="0.48cm" draw:marker-end="Arrow" draw:marker-end-width="0.48cm" draw:textarea-horizontal-align="center" draw:textarea-vertical-align="middle" fo:padding-top="0.185cm" fo:padding-bottom="0.185cm" fo:padding-left="0.31cm" fo:padding-right="0.31cm"/>
    </style:style>
    <style:style style:name="gr18" style:family="graphic" style:parent-style-name="objectwithoutfill">
      <style:graphic-properties draw:stroke="dash" draw:stroke-dash="Ultrafine_20_Dashed" svg:stroke-width="0.09cm" draw:marker-start-width="0.46cm" draw:marker-end-width="0.46cm" draw:fill="none" draw:textarea-horizontal-align="center" draw:textarea-vertical-align="middle" fo:padding-top="0.17cm" fo:padding-bottom="0.17cm" fo:padding-left="0.295cm" fo:padding-right="0.295cm"/>
    </style:style>
    <style:style style:name="gr19" style:family="graphic" style:parent-style-name="standard">
      <style:graphic-properties draw:stroke="dash" draw:stroke-dash="Ultrafine_20_Dashed" svg:stroke-width="0.12cm" draw:marker-start-width="0.48cm" draw:marker-end="Arrow" draw:marker-end-width="0.48cm" draw:textarea-horizontal-align="center" draw:textarea-vertical-align="middle" fo:padding-top="0.185cm" fo:padding-bottom="0.185cm" fo:padding-left="0.31cm" fo:padding-right="0.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502cm" svg:height="0.963cm" svg:x="3cm" svg:y="0cm">
          <draw:text-box>
            <text:p text:style-name="P2"/>
          </draw:text-box>
        </draw:frame>
        <draw:rect draw:style-name="gr2" draw:text-style-name="P1" draw:layer="layout" svg:width="12cm" svg:height="2cm" svg:x="0.5cm" svg:y="15cm">
          <text:p text:style-name="P2"/>
        </draw:rect>
        <draw:line draw:style-name="gr3" draw:text-style-name="P1" draw:layer="layout" svg:x1="0.5cm" svg:y1="16cm" svg:x2="12.5cm" svg:y2="16cm">
          <text:p text:style-name="P2"/>
        </draw:line>
        <draw:line draw:style-name="gr4" draw:text-style-name="P1" draw:layer="layout" svg:x1="3.5cm" svg:y1="15cm" svg:x2="3.5cm" svg:y2="17cm">
          <text:p text:style-name="P2"/>
        </draw:line>
        <draw:line draw:style-name="gr4" draw:text-style-name="P1" draw:layer="layout" svg:x1="6.5cm" svg:y1="15cm" svg:x2="6.5cm" svg:y2="17cm">
          <text:p text:style-name="P2"/>
        </draw:line>
        <draw:line draw:style-name="gr4" draw:text-style-name="P1" draw:layer="layout" svg:x1="9.5cm" svg:y1="15cm" svg:x2="9.5cm" svg:y2="17cm">
          <text:p text:style-name="P2"/>
        </draw:line>
        <draw:frame draw:style-name="gr5" draw:text-style-name="P3" draw:layer="layout" svg:width="2.517cm" svg:height="0.687cm" svg:x="0.983cm" svg:y="15.313cm">
          <draw:text-box>
            <text:p text:style-name="P2"><text:span text:style-name="T1">F0 Frame 5</text:span></text:p>
          </draw:text-box>
        </draw:frame>
        <draw:frame draw:style-name="gr6" draw:text-style-name="P4" draw:layer="layout" svg:width="3cm" svg:height="1cm" svg:x="0.5cm" svg:y="14cm">
          <draw:text-box>
            <text:p text:style-name="P4"><text:span text:style-name="T2"><text:s/></text:span><text:span text:style-name="T2">Frame 1</text:span></text:p>
          </draw:text-box>
        </draw:frame>
        <draw:frame draw:style-name="gr6" draw:text-style-name="P4" draw:layer="layout" svg:width="3cm" svg:height="1cm" svg:x="3.5cm" svg:y="14cm">
          <draw:text-box>
            <text:p text:style-name="P4"><text:span text:style-name="T2"><text:s/></text:span><text:span text:style-name="T2">Frame 2</text:span></text:p>
          </draw:text-box>
        </draw:frame>
        <draw:frame draw:style-name="gr6" draw:text-style-name="P4" draw:layer="layout" svg:width="3cm" svg:height="1cm" svg:x="6.5cm" svg:y="14cm">
          <draw:text-box>
            <text:p text:style-name="P4"><text:span text:style-name="T2"><text:s/></text:span><text:span text:style-name="T2">Frame 3</text:span></text:p>
          </draw:text-box>
        </draw:frame>
        <draw:frame draw:style-name="gr6" draw:text-style-name="P4" draw:layer="layout" svg:width="3cm" svg:height="1cm" svg:x="9.5cm" svg:y="14cm">
          <draw:text-box>
            <text:p text:style-name="P4"><text:span text:style-name="T2">Frame 4</text:span></text:p>
          </draw:text-box>
        </draw:frame>
        <draw:frame draw:style-name="gr7" draw:text-style-name="P3" draw:layer="layout" svg:width="2.902cm" svg:height="0.687cm" svg:x="0.598cm" svg:y="16.313cm">
          <draw:text-box>
            <text:p text:style-name="P2"><text:span text:style-name="T1">HNR Frame 5</text:span></text:p>
          </draw:text-box>
        </draw:frame>
        <draw:frame draw:style-name="gr8" draw:text-style-name="P2" draw:layer="layout" svg:width="4.5cm" svg:height="1.25cm" svg:x="13.5cm" svg:y="15.25cm">
          <draw:text-box>
            <text:p text:style-name="P5"><text:span text:style-name="T3">&lt;pitch&gt;</text:span></text:p>
          </draw:text-box>
        </draw:frame>
        <draw:ellipse draw:style-name="gr9" draw:text-style-name="P7" draw:layer="layout" svg:width="8cm" svg:height="1cm" svg:x="8.5cm" svg:y="12.5cm">
          <text:p text:style-name="P6"><text:span text:style-name="T4">cPitch (=cVectorProcessor)</text:span></text:p>
        </draw:ellipse>
        <draw:connector draw:style-name="gr10" draw:text-style-name="P1" draw:layer="layout" draw:type="curve" svg:x1="13.1cm" svg:y1="13.527cm" svg:x2="12.5cm" svg:y2="16cm" svg:d="m13100 13527c-37 0 262 2473-600 2473">
          <text:p text:style-name="P2"/>
        </draw:connector>
        <draw:connector draw:style-name="gr10" draw:text-style-name="P1" draw:layer="layout" draw:type="curve" svg:x1="12.708cm" svg:y1="11.18cm" svg:x2="13.039cm" svg:y2="12.5cm" svg:d="m12708 11180c0 990 331 330 331 1320">
          <text:p text:style-name="P2"/>
        </draw:connector>
        <draw:ellipse draw:style-name="gr9" draw:text-style-name="P7" draw:id="id1" draw:layer="layout" svg:width="8cm" svg:height="1cm" svg:x="2.5cm" svg:y="7.715cm">
          <text:p text:style-name="P6"><text:span text:style-name="T4">cWaveSource (=cDataSource)</text:span></text:p>
        </draw:ellipse>
        <draw:connector draw:style-name="gr10" draw:text-style-name="P1" draw:layer="layout" draw:type="curve" svg:x1="6.5cm" svg:y1="8.715cm" svg:x2="6.359cm" svg:y2="9.894cm" draw:start-shape="id1" draw:start-glue-point="2" svg:d="m6500 8715c0 1260-141 671-141 1179">
          <text:p text:style-name="P2"/>
        </draw:connector>
        <draw:frame draw:style-name="gr8" draw:text-style-name="P8" draw:layer="layout" svg:width="4.5cm" svg:height="1.505cm" svg:x="13.5cm" svg:y="7.785cm">
          <draw:text-box>
            <text:p text:style-name="P8"><text:span text:style-name="T5">&lt;Datamemory Level&gt;:</text:span></text:p>
          </draw:text-box>
        </draw:frame>
        <draw:ellipse draw:style-name="gr9" draw:text-style-name="P7" draw:id="id3" draw:layer="layout" svg:width="8cm" svg:height="1cm" svg:x="12.5cm" svg:y="17.5cm">
          <text:p text:style-name="P6"><text:span text:style-name="T4">cArffSink (=cDataSink)</text:span></text:p>
        </draw:ellipse>
        <draw:connector draw:style-name="gr10" draw:text-style-name="P1" draw:layer="layout" draw:type="curve" svg:x1="12.5cm" svg:y1="16.656cm" svg:x2="16.5cm" svg:y2="17.5cm" draw:start-shape="id2" draw:start-glue-point="1" draw:end-shape="id3" draw:end-glue-point="0" svg:d="m12500 16656c2667 0 4000 281 4000 844">
          <text:p text:style-name="P2"/>
        </draw:connector>
        <draw:ellipse draw:style-name="gr9" draw:text-style-name="P7" draw:id="id4" draw:layer="layout" svg:width="8cm" svg:height="1cm" svg:x="12cm" svg:y="18.5cm">
          <text:p text:style-name="P6"><text:span text:style-name="T4">cLibsvmliveSink (=cDataSink)</text:span></text:p>
        </draw:ellipse>
        <draw:connector draw:style-name="gr10" draw:text-style-name="P1" draw:layer="layout" draw:type="curve" svg:x1="12.5cm" svg:y1="16.656cm" svg:x2="12cm" svg:y2="19cm" draw:start-shape="id2" draw:start-glue-point="1" draw:end-shape="id4" draw:end-glue-point="3" svg:d="m12500 16656c750 0 500 1094-250 1094s-1000 1250-250 1250">
          <text:p text:style-name="P2"/>
        </draw:connector>
        <draw:frame draw:style-name="gr11" draw:text-style-name="P3" draw:layer="layout" svg:width="2.517cm" svg:height="0.687cm" svg:x="3.983cm" svg:y="15.313cm">
          <draw:text-box>
            <text:p text:style-name="P2"><text:span text:style-name="T1">F0 Frame 2</text:span></text:p>
          </draw:text-box>
        </draw:frame>
        <draw:frame draw:style-name="gr5" draw:text-style-name="P3" draw:layer="layout" svg:width="2.517cm" svg:height="0.687cm" svg:x="6.983cm" svg:y="15.313cm">
          <draw:text-box>
            <text:p text:style-name="P2"><text:span text:style-name="T1">F0 Frame 3</text:span></text:p>
          </draw:text-box>
        </draw:frame>
        <draw:frame draw:style-name="gr11" draw:text-style-name="P3" draw:layer="layout" svg:width="2.517cm" svg:height="0.687cm" svg:x="9.983cm" svg:y="15.313cm">
          <draw:text-box>
            <text:p text:style-name="P2"><text:span text:style-name="T1">F0 Frame 4</text:span></text:p>
          </draw:text-box>
        </draw:frame>
        <draw:line draw:style-name="gr12" draw:text-style-name="P1" draw:layer="layout" svg:x1="3.5cm" svg:y1="14cm" svg:x2="3.5cm" svg:y2="15cm">
          <text:p text:style-name="P2"/>
        </draw:line>
        <draw:frame draw:style-name="gr7" draw:text-style-name="P3" draw:layer="layout" svg:width="2.902cm" svg:height="0.687cm" svg:x="3.598cm" svg:y="16.313cm">
          <draw:text-box>
            <text:p text:style-name="P2"><text:span text:style-name="T1">HNR Frame 2</text:span></text:p>
          </draw:text-box>
        </draw:frame>
        <draw:frame draw:style-name="gr7" draw:text-style-name="P3" draw:layer="layout" svg:width="2.902cm" svg:height="0.687cm" svg:x="6.598cm" svg:y="16.313cm">
          <draw:text-box>
            <text:p text:style-name="P2"><text:span text:style-name="T1">HNR Frame 3</text:span></text:p>
          </draw:text-box>
        </draw:frame>
        <draw:frame draw:style-name="gr7" draw:text-style-name="P3" draw:id="id2" draw:layer="layout" svg:width="2.902cm" svg:height="0.687cm" svg:x="9.598cm" svg:y="16.313cm">
          <draw:text-box>
            <text:p text:style-name="P2"><text:span text:style-name="T1">HNR Frame 4</text:span></text:p>
          </draw:text-box>
        </draw:frame>
        <draw:rect draw:style-name="gr2" draw:text-style-name="P1" draw:layer="layout" svg:width="12cm" svg:height="4cm" svg:x="0.5cm" svg:y="22cm">
          <text:p text:style-name="P2"/>
        </draw:rect>
        <draw:line draw:style-name="gr3" draw:text-style-name="P1" draw:layer="layout" svg:x1="0.5cm" svg:y1="23cm" svg:x2="12.5cm" svg:y2="23cm">
          <text:p text:style-name="P2"/>
        </draw:line>
        <draw:line draw:style-name="gr4" draw:text-style-name="P1" draw:layer="layout" svg:x1="3.5cm" svg:y1="22cm" svg:x2="3.5cm" svg:y2="26cm">
          <text:p text:style-name="P2"/>
        </draw:line>
        <draw:line draw:style-name="gr4" draw:text-style-name="P1" draw:layer="layout" svg:x1="6.5cm" svg:y1="22cm" svg:x2="6.5cm" svg:y2="26cm">
          <text:p text:style-name="P2"/>
        </draw:line>
        <draw:line draw:style-name="gr4" draw:text-style-name="P1" draw:layer="layout" svg:x1="9.5cm" svg:y1="22cm" svg:x2="9.5cm" svg:y2="26cm">
          <text:p text:style-name="P2"/>
        </draw:line>
        <draw:frame draw:style-name="gr13" draw:text-style-name="P3" draw:layer="layout" svg:width="1.789cm" svg:height="0.687cm" svg:x="0.983cm" svg:y="22.313cm">
          <draw:text-box>
            <text:p text:style-name="P2"><text:span text:style-name="T1">Max F0</text:span></text:p>
          </draw:text-box>
        </draw:frame>
        <draw:frame draw:style-name="gr6" draw:text-style-name="P4" draw:layer="layout" svg:width="3cm" svg:height="1cm" svg:x="0.5cm" svg:y="21cm">
          <draw:text-box>
            <text:p text:style-name="P4"><text:span text:style-name="T2"><text:s/></text:span><text:span text:style-name="T2">Funct. 1</text:span></text:p>
          </draw:text-box>
        </draw:frame>
        <draw:frame draw:style-name="gr6" draw:text-style-name="P4" draw:layer="layout" svg:width="3cm" svg:height="1cm" svg:x="3.5cm" svg:y="21cm">
          <draw:text-box>
            <text:p text:style-name="P4"><text:span text:style-name="T2"><text:s/></text:span><text:span text:style-name="T2">Funct. 2</text:span></text:p>
          </draw:text-box>
        </draw:frame>
        <draw:frame draw:style-name="gr6" draw:text-style-name="P4" draw:layer="layout" svg:width="3cm" svg:height="1cm" svg:x="6.5cm" svg:y="21cm">
          <draw:text-box>
            <text:p text:style-name="P4"><text:span text:style-name="T2"><text:s text:c="7"/></text:span><text:span text:style-name="T2">...</text:span></text:p>
          </draw:text-box>
        </draw:frame>
        <draw:frame draw:style-name="gr14" draw:text-style-name="P3" draw:layer="layout" svg:width="1.683cm" svg:height="0.687cm" svg:x="1cm" svg:y="23.313cm">
          <draw:text-box>
            <text:p text:style-name="P2"><text:span text:style-name="T1">Min F0</text:span></text:p>
          </draw:text-box>
        </draw:frame>
        <draw:path draw:style-name="gr15" draw:text-style-name="P1" draw:id="id5" draw:layer="layout" svg:width="5.999cm" svg:height="0.499cm" svg:x="3.5cm" svg:y="17cm" svg:viewBox="0 0 6000 500" svg:d="m0 0c676 497 2625 500 3000 500s2176-3 3000-500">
          <text:p text:style-name="P2"/>
        </draw:path>
        <draw:ellipse draw:style-name="gr16" draw:text-style-name="P5" draw:layer="layout" svg:width="15cm" svg:height="1cm" svg:x="1.5cm" svg:y="10cm">
          <text:p text:style-name="P5">...</text:p>
        </draw:ellipse>
        <draw:connector draw:style-name="gr17" draw:text-style-name="P1" draw:layer="layout" draw:type="curve" svg:x1="6.5cm" svg:y1="17.5cm" svg:x2="4.771cm" svg:y2="20.778cm" draw:start-shape="id5" draw:start-glue-point="2" svg:d="m6500 17500c0 2901-1729 1262-1729 3278">
          <text:p text:style-name="P2"/>
        </draw:connector>
        <draw:line draw:style-name="gr12" draw:text-style-name="P1" draw:layer="layout" svg:x1="6.5cm" svg:y1="21cm" svg:x2="6.5cm" svg:y2="22cm">
          <text:p text:style-name="P2"/>
        </draw:line>
        <draw:path draw:style-name="gr18" draw:text-style-name="P1" draw:layer="layout" svg:width="5.999cm" svg:height="0.499cm" svg:x="0.5cm" svg:y="17cm" svg:viewBox="0 0 6000 500" svg:d="m0 0c676 497 2625 500 3000 500s2176-3 3000-500">
          <text:p text:style-name="P2"/>
        </draw:path>
        <draw:connector draw:style-name="gr19" draw:text-style-name="P1" draw:layer="layout" draw:type="curve" svg:x1="3.229cm" svg:y1="17.5cm" svg:x2="1.5cm" svg:y2="20.778cm" svg:d="m3229 17500c0 2458-1729 820-1729 3278">
          <text:p text:style-name="P2"/>
        </draw:connector>
        <draw:frame draw:style-name="gr20" draw:text-style-name="P3" draw:layer="layout" svg:width="1.789cm" svg:height="0.687cm" svg:x="4.211cm" svg:y="22.313cm">
          <draw:text-box>
            <text:p text:style-name="P2"><text:span text:style-name="T1">Max F0</text:span></text:p>
          </draw:text-box>
        </draw:frame>
        <draw:frame draw:style-name="gr14" draw:text-style-name="P3" draw:layer="layout" svg:width="1.683cm" svg:height="0.687cm" svg:x="4.228cm" svg:y="23.313cm">
          <draw:text-box>
            <text:p text:style-name="P2"><text:span text:style-name="T1">Min F0</text:span></text:p>
          </draw:text-box>
        </draw:frame>
        <draw:line draw:style-name="gr3" draw:text-style-name="P1" draw:id="id7" draw:layer="layout" svg:x1="0.5cm" svg:y1="24cm" svg:x2="12.5cm" svg:y2="24cm">
          <text:p text:style-name="P2"/>
        </draw:line>
        <draw:line draw:style-name="gr3" draw:text-style-name="P1" draw:layer="layout" svg:x1="0.5cm" svg:y1="25cm" svg:x2="12.5cm" svg:y2="25cm">
          <text:p text:style-name="P2"/>
        </draw:line>
        <draw:frame draw:style-name="gr21" draw:text-style-name="P3" draw:layer="layout" svg:width="2.174cm" svg:height="0.687cm" svg:x="1cm" svg:y="24.313cm">
          <draw:text-box>
            <text:p text:style-name="P2"><text:span text:style-name="T1">Max HNR</text:span></text:p>
          </draw:text-box>
        </draw:frame>
        <draw:frame draw:style-name="gr22" draw:text-style-name="P3" draw:layer="layout" svg:width="2.068cm" svg:height="0.687cm" svg:x="1.017cm" svg:y="25.313cm">
          <draw:text-box>
            <text:p text:style-name="P2"><text:span text:style-name="T1">Min HNR</text:span></text:p>
          </draw:text-box>
        </draw:frame>
        <draw:frame draw:style-name="gr23" draw:text-style-name="P3" draw:layer="layout" svg:width="2.174cm" svg:height="0.687cm" svg:x="4cm" svg:y="24.313cm">
          <draw:text-box>
            <text:p text:style-name="P2"><text:span text:style-name="T1">Max HNR</text:span></text:p>
          </draw:text-box>
        </draw:frame>
        <draw:frame draw:style-name="gr24" draw:text-style-name="P3" draw:layer="layout" svg:width="2.068cm" svg:height="0.687cm" svg:x="4.017cm" svg:y="25.313cm">
          <draw:text-box>
            <text:p text:style-name="P2"><text:span text:style-name="T1">Min HNR</text:span></text:p>
          </draw:text-box>
        </draw:frame>
        <draw:ellipse draw:style-name="gr9" draw:text-style-name="P7" draw:id="id6" draw:layer="layout" svg:width="8cm" svg:height="1cm" svg:x="7cm" svg:y="20cm">
          <text:p text:style-name="P6"><text:span text:style-name="T4">cFunctionals </text:span></text:p>
        </draw:ellipse>
        <draw:connector draw:style-name="gr10" draw:text-style-name="P1" draw:layer="layout" draw:type="curve" draw:line-skew="-0.187cm -0.215cm" svg:x1="12.5cm" svg:y1="16.656cm" svg:x2="11cm" svg:y2="20cm" draw:start-shape="id2" draw:start-glue-point="1" draw:end-shape="id6" draw:end-glue-point="0" svg:d="m12500 16656c469 0 391 815-101 1008s-1399-236-1399 2336">
          <text:p text:style-name="P2"/>
        </draw:connector>
        <draw:connector draw:style-name="gr10" draw:text-style-name="P1" draw:layer="layout" draw:type="curve" svg:x1="15cm" svg:y1="20.5cm" svg:x2="12.5cm" svg:y2="24cm" draw:start-shape="id6" draw:start-glue-point="1" draw:end-shape="id7" draw:end-glue-point="1" svg:d="m15000 20500c750 0 2000 3500-2500 3500">
          <text:p text:style-name="P2"/>
        </draw:connector>
        <draw:frame draw:style-name="gr8" draw:text-style-name="P2" draw:layer="layout" svg:width="4.5cm" svg:height="1.25cm" svg:x="13.5cm" svg:y="24cm">
          <draw:text-box>
            <text:p text:style-name="P5"><text:span text:style-name="T3">&lt;func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lo Eyben</meta:initial-creator>
    <meta:creation-date>2009-08-20T09:55:58</meta:creation-date>
    <dc:creator>Flo Eyben</dc:creator>
    <dc:date>2009-08-20T12:44:47</dc:date>
    <meta:editing-cycles>24</meta:editing-cycles>
    <meta:editing-duration>PT2H33M23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